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6.35cm">
          <text:p text:style-name="P3"/>
        </draw:line>
        <draw:frame draw:style-name="gr3" draw:text-style-name="P4" draw:layer="layout" svg:width="6.35cm" svg:height="2.621cm" svg:x="0.635cm" svg:y="3.81cm">
          <draw:text-box>
            <text:p text:style-name="P3"><text:span text:style-name="T2">Init</text:span></text:p>
            <text:p text:style-name="P3"><text:span text:style-name="T2">match</text:span></text:p>
            <text:p text:style-name="P3"><text:span text:style-name="T2">parse</text:span></text:p>
            <text:p text:style-name="P3"><text:span text:style-name="T2">pos</text:span></text:p>
            <text:p text:style-name="P3"><text:span text:style-name="T2">position</text:span></text:p>
          </draw:text-box>
        </draw:frame>
        <draw:line draw:style-name="gr2" draw:text-style-name="P2" draw:layer="layout" svg:x1="6.985cm" svg:y1="6.35cm" svg:x2="0.635cm" svg:y2="6.3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RegularExpress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885cm" svg:x="0.635cm" svg:y="2.54cm">
          <draw:text-box>
            <text:p text:style-name="P3"><text:span text:style-name="T2">::requires rxregexp.c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35:03</dc:date>
    <dc:language>en-US</dc:language>
    <meta:editing-cycles>16</meta:editing-cycles>
    <meta:editing-duration>PT55M3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